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78f19" officeooo:paragraph-rsid="00078f19"/>
    </style:style>
    <style:style style:name="P2" style:family="paragraph" style:parent-style-name="Standard">
      <style:text-properties style:font-name="Times New Roman" fo:font-size="14pt" officeooo:rsid="00078f19" officeooo:paragraph-rsid="00078f19" style:font-size-asian="14pt" style:font-size-complex="14pt"/>
    </style:style>
    <style:style style:name="T1" style:family="text">
      <style:text-properties style:font-name="sans-serif" fo:font-size="17.25pt"/>
    </style:style>
    <style:style style:name="T2" style:family="text">
      <style:text-properties fo:font-size="17.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= </text:p>
      <text:p text:style-name="P2">[</text:p>
      <text:p text:style-name="P2"><text:tab/>165 143 152 167 164 199 171 171 156 149;</text:p>
      <text:p text:style-name="P2"><text:tab/>147 155 158 145 158 177 161 181 153 171;</text:p>
      <text:p text:style-name="P2"><text:tab/>175 153 174 154 163 174 152 188 162 197;</text:p>
      <text:p text:style-name="P2"><text:tab/>187 158 154 171 163 172 152 178 151 172;</text:p>
      <text:p text:style-name="P2"><text:tab/>153 186 147 169 147 166 161 171 161 186;</text:p>
      <text:p text:style-name="P2"><text:tab/>148 161 189 199 162 167 198 168 135 152;</text:p>
      <text:p text:style-name="P2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09-26T00:20:24.652595787</dc:date>
    <meta:editing-duration>PT2M19S</meta:editing-duration>
    <meta:editing-cycles>2</meta:editing-cycles>
    <meta:document-statistic meta:table-count="0" meta:image-count="0" meta:object-count="0" meta:page-count="1" meta:paragraph-count="9" meta:word-count="64" meta:character-count="252" meta:non-whitespace-character-count="190"/>
  </office:meta>
</office:document-meta>
</file>